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2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book nam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 evil cradling</text:p>
          </table:table-cell>
          <table:table-cell office:value-type="float" office:value="9780140236415" calcext:value-type="float">
            <text:p>9780140236415</text:p>
          </table:table-cell>
          <table:table-cell office:value-type="float" office:value="4.3" calcext:value-type="float">
            <text:p>4.3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 and the Man</text:p>
          </table:table-cell>
          <table:table-cell office:value-type="float" office:value="9781412115599" calcext:value-type="float">
            <text:p>9781412115599</text:p>
          </table:table-cell>
          <table:table-cell office:value-type="float" office:value="3.84" calcext:value-type="float">
            <text:p>3.8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yond the Mexique Bay</text:p>
          </table:table-cell>
          <table:table-cell office:value-type="float" office:value="9780837176970" calcext:value-type="float">
            <text:p>9780837176970</text:p>
          </table:table-cell>
          <table:table-cell office:value-type="float" office:value="3.3" calcext:value-type="float">
            <text:p>3.3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 Remembered Earth</text:p>
          </table:table-cell>
          <table:table-cell office:value-type="float" office:value="9781101568507" calcext:value-type="float">
            <text:p>9781101568507</text:p>
          </table:table-cell>
          <table:table-cell office:value-type="float" office:value="3.9" calcext:value-type="float">
            <text:p>3.9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bbages and Kings</text:p>
          </table:table-cell>
          <table:table-cell office:value-type="float" office:value="9781484180761" calcext:value-type="float">
            <text:p>978148418076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rion Comfort</text:p>
          </table:table-cell>
          <table:table-cell office:value-type="float" office:value="9780747202370" calcext:value-type="float">
            <text:p>9780747202370</text:p>
          </table:table-cell>
          <table:table-cell office:value-type="float" office:value="3.9" calcext:value-type="float">
            <text:p>3.9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uds of Witness</text:p>
          </table:table-cell>
          <table:table-cell office:value-type="float" office:value="9781572702653" calcext:value-type="float">
            <text:p>978157270265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Catskill Eagle</text:p>
          </table:table-cell>
          <table:table-cell office:value-type="float" office:value="9780307705266" calcext:value-type="float">
            <text:p>9780307705266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ver Her Face</text:p>
          </table:table-cell>
          <table:table-cell office:value-type="float" office:value="9780140129588" calcext:value-type="float">
            <text:p>9780140129588</text:p>
          </table:table-cell>
          <table:table-cell office:value-type="float" office:value="3.9" calcext:value-type="float">
            <text:p>3.9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Cricket on the Hearth</text:p>
          </table:table-cell>
          <table:table-cell office:value-type="float" office:value="9781596880481" calcext:value-type="float">
            <text:p>9781596880481</text:p>
          </table:table-cell>
          <table:table-cell office:value-type="float" office:value="3.4" calcext:value-type="float">
            <text:p>3.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daffodil sky</text:p>
          </table:table-cell>
          <table:table-cell office:value-type="float" office:value="9781448215164" calcext:value-type="float">
            <text:p>9781448215164</text:p>
          </table:table-cell>
          <table:table-cell office:value-type="float" office:value="4.3" calcext:value-type="float">
            <text:p>4.3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dless Night</text:p>
          </table:table-cell>
          <table:table-cell office:value-type="float" office:value="9785170119516" calcext:value-type="float">
            <text:p>9785170119516</text:p>
          </table:table-cell>
          <table:table-cell office:value-type="float" office:value="3.7" calcext:value-type="float">
            <text:p>3.7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ne with the Wind</text:p>
          </table:table-cell>
          <table:table-cell office:value-type="float" office:value="9784003234259" calcext:value-type="float">
            <text:p>9784003234259</text:p>
          </table:table-cell>
          <table:table-cell office:value-type="float" office:value="4.3" calcext:value-type="float">
            <text:p>4.3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at Work of Time</text:p>
          </table:table-cell>
          <table:table-cell office:value-type="float" office:value="9780553293197" calcext:value-type="float">
            <text:p>978055329319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House of Mirth</text:p>
          </table:table-cell>
          <table:table-cell office:value-type="float" office:value="9781497564350" calcext:value-type="float">
            <text:p>9781497564350</text:p>
          </table:table-cell>
          <table:table-cell office:value-type="float" office:value="3.9" calcext:value-type="float">
            <text:p>3.9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der Is the Night</text:p>
          </table:table-cell>
          <table:table-cell office:value-type="float" office:value="9780099541523" calcext:value-type="float">
            <text:p>9780099541523</text:p>
          </table:table-cell>
          <table:table-cell office:value-type="float" office:value="3.8" calcext:value-type="float">
            <text:p>3.8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a God Unknown</text:p>
          </table:table-cell>
          <table:table-cell office:value-type="float" office:value="9780330245791" calcext:value-type="float">
            <text:p>9780330245791</text:p>
          </table:table-cell>
          <table:table-cell office:value-type="float" office:value="3.9" calcext:value-type="float">
            <text:p>3.9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Waste Land</text:p>
          </table:table-cell>
          <table:table-cell office:value-type="float" office:value="9783735101693" calcext:value-type="float">
            <text:p>9783735101693</text:p>
          </table:table-cell>
          <table:table-cell office:value-type="float" office:value="4.1" calcext:value-type="float">
            <text:p>4.1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Wives of Bath</text:p>
          </table:table-cell>
          <table:table-cell office:value-type="float" office:value="9780394280448" calcext:value-type="float">
            <text:p>9780394280448</text:p>
          </table:table-cell>
          <table:table-cell office:value-type="float" office:value="3.4" calcext:value-type="float">
            <text:p>3.4</text:p>
          </table:table-cell>
          <table:table-cell table:style-name="Default" office:value-type="string" calcext:value-type="string">
            <text:p>literature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20:33:54.624699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5:12:59.743420725</meta:creation-date>
    <dc:date>2017-04-11T20:34:51.584437280</dc:date>
    <meta:editing-duration>PT52M23S</meta:editing-duration>
    <meta:editing-cycles>3</meta:editing-cycles>
    <meta:generator>LibreOffice/5.1.6.2$Linux_X86_64 LibreOffice_project/10m0$Build-2</meta:generator>
    <meta:document-statistic meta:table-count="1" meta:cell-count="80" meta:object-count="0"/>
  </office:meta>
</office:document-meta>
</file>